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style:font-name-asian="Geneva" style:font-size-asian="12pt" style:font-weight-asian="bold" style:font-name-complex="Geneva" style:font-size-complex="12pt" style:font-weight-complex="bold"/>
    </style:style>
    <style:style style:name="P3" style:family="paragraph" style:parent-style-name="Text_20_body">
      <style:text-properties fo:font-weight="bold" officeooo:rsid="000ae342" officeooo:paragraph-rsid="000ae342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fo:font-weight="bold" officeooo:rsid="001058c4" officeooo:paragraph-rsid="001058c4" style:font-name-asian="Geneva" style:font-size-asian="12pt" style:font-weight-asian="bold" style:font-name-complex="Geneva" style:font-size-complex="12pt" style:font-weight-complex="bold"/>
    </style:style>
    <style:style style:name="P5" style:family="paragraph" style:parent-style-name="Heading_20_1">
      <style:text-properties officeooo:rsid="000ae342" officeooo:paragraph-rsid="000ae342"/>
    </style:style>
    <style:style style:name="P6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8" style:family="paragraph" style:parent-style-name="Standard" style:list-style-name="L1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9" style:family="paragraph" style:parent-style-name="Standard" style:list-style-name="L2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0" style:family="paragraph" style:parent-style-name="Standard" style:list-style-name="L5">
      <style:paragraph-properties fo:margin-top="0in" fo:margin-bottom="0in" style:contextual-spacing="false" fo:line-height="100%" fo:text-align="start" style:justify-single-word="false"/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P11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12" style:family="paragraph" style:parent-style-name="Standard" style:list-style-name="L4" style:master-page-name="">
      <loext:graphic-properties draw:fill="none"/>
      <style:paragraph-properties fo:margin-left="0.6866in" fo:margin-right="0in" fo:margin-top="0in" fo:margin-bottom="0in" style:contextual-spacing="false" fo:line-height="100%" fo:text-align="start" style:justify-single-word="false" fo:text-indent="-0.25in" style:auto-text-indent="false" style:page-number="auto" fo:background-color="transparent"/>
      <style:text-properties fo:color="#000000" loext:opacity="100%" style:font-name="Geneva" fo:font-size="12pt" officeooo:rsid="001058c4" officeooo:paragraph-rsid="001058c4" style:font-name-asian="Geneva" style:font-size-asian="12pt" style:font-name-complex="Geneva" style:font-size-complex="12pt"/>
    </style:style>
    <style:style style:name="P13" style:family="paragraph" style:parent-style-name="Text_20_body" style:list-style-name="L6">
      <style:text-properties officeooo:rsid="000ae342" officeooo:paragraph-rsid="000ae342"/>
    </style:style>
    <style:style style:name="T1" style:family="text"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loext:opacity="100%" style:font-name="Geneva" fo:font-size="12pt" officeooo:rsid="000a183e" style:font-name-asian="Geneva" style:font-size-asian="12pt" style:font-name-complex="Geneva" style:font-size-complex="12pt"/>
    </style:style>
    <style:style style:name="T3" style:family="text">
      <style:text-properties officeooo:rsid="00090a99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854in" fo:text-indent="-0.25in" fo:margin-left="0.68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4in" fo:text-indent="-0.25in" fo:margin-left="0.93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854in" fo:text-indent="-0.25in" fo:margin-left="1.18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354in" fo:text-indent="-0.25in" fo:margin-left="1.43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854in" fo:text-indent="-0.25in" fo:margin-left="1.68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354in" fo:text-indent="-0.25in" fo:margin-left="1.93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854in" fo:text-indent="-0.25in" fo:margin-left="2.18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354in" fo:text-indent="-0.25in" fo:margin-left="2.43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854in" fo:text-indent="-0.25in" fo:margin-left="2.68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354in" fo:text-indent="-0.25in" fo:margin-left="2.9354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h text:style-name="Heading_20_1" text:outline-level="1">Basic command </text:h>
      <text:list xml:id="list1430309258" text:style-name="L1">
        <text:list-item>
          <text:p text:style-name="P8">Create react app </text:p>
        </text:list-item>
      </text:list>
      <text:p text:style-name="P1"><text:span text:style-name="T4">npm create vite@4.1.0 </text:span><text:s text:c="2"/>-sledi korakom (dolo<text:span text:style-name="T3">č</text:span>i ime application) </text:p>
      <text:list xml:id="list618234982" text:style-name="L2">
        <text:list-item>
          <text:p text:style-name="P9">Nadaljne komande za prvi zagon projekta </text:p>
        </text:list-item>
      </text:list>
      <text:p text:style-name="P2">cd appFolder </text:p>
      <text:p text:style-name="P2"><text:s/>npm install <text:s/></text:p>
      <text:list xml:id="list936911495" text:style-name="L3">
        <text:list-item>
          <text:p text:style-name="P11"><text:span text:style-name="T1">Po</text:span><text:span text:style-name="T2">ž</text:span><text:span text:style-name="T1">eni react application </text:span></text:p>
        </text:list-item>
      </text:list>
      <text:p text:style-name="P1"><text:s/><text:span text:style-name="T4">npm run dev</text:span> </text:p>
      <text:list xml:id="list1992731674" text:style-name="L4">
        <text:list-item>
          <text:p text:style-name="P12">Buildaj za objavao na IIS</text:p>
        </text:list-item>
      </text:list>
      <text:p text:style-name="P4">npm run build</text:p>
      <text:h text:style-name="Heading_20_1" text:outline-level="1">Additional installation </text:h>
      <text:list xml:id="list3865944593" text:style-name="L5">
        <text:list-item>
          <text:p text:style-name="P10">Install bootstarp </text:p>
        </text:list-item>
      </text:list>
      <text:p text:style-name="P2">npm i bootstrap@5.2.3 </text:p>
      <text:p text:style-name="P1"/>
      <text:h text:style-name="P5" text:outline-level="1">Shorcut</text:h>
      <text:list xml:id="list3283328666" text:style-name="L6">
        <text:list-item>
          <text:p text:style-name="P13">V <text:span text:style-name="T4">VisualStudio Code</text:span> najdi datoteko:</text:p>
        </text:list-item>
      </text:list>
      <text:p text:style-name="P3">ctrl+P</text:p>
      <text:p text:style-name="P1"/>
      <text:p text:style-name="P1"/>
      <text:p text:style-name="P1"/>
      <text:h text:style-name="Heading_20_1" text:outline-level="1">Links </text:h>
      <text:p text:style-name="P1"/>
      <text:p text:style-name="P1">https://babeljs.io/repl </text:p>
      <text:p text:style-name="P1"/>
      <text:p text:style-name="P1">youtube: </text:p>
      <text:p text:style-name="P1">Node version: ( v19.6.0 ) </text:p>
      <text:p text:style-name="P1">https://youtu.be/SqcY0GlETPk?t=319 </text:p>
      <text:p text:style-name="P1"><text:a xlink:type="simple" xlink:href="https://youtu.be/SqcY0GlETPk?t=1464" text:style-name="Internet_20_link" text:visited-style-name="Visited_20_Internet_20_Link">https://youtu.be/SqcY0GlETPk?t=1464</text:a></text:p>
      <text:p text:style-name="P1"><text:a xlink:type="simple" xlink:href="https://youtu.be/SqcY0GlETPk?t=1636" text:style-name="Internet_20_link" text:visited-style-name="Visited_20_Internet_20_Link">https://youtu.be/SqcY0GlETPk?t=1636</text:a></text:p>
      <text:p text:style-name="P1"><text:a xlink:type="simple" xlink:href="https://youtu.be/SqcY0GlETPk?t=2665" text:style-name="Internet_20_link" text:visited-style-name="Visited_20_Internet_20_Link">https://youtu.be/SqcY0GlETPk?t=2665</text:a></text:p>
      <text:p text:style-name="P1"><text:a xlink:type="simple" xlink:href="https://youtu.be/SqcY0GlETPk?t=3045" text:style-name="Internet_20_link" text:visited-style-name="Visited_20_Internet_20_Link">https://youtu.be/SqcY0GlETPk?t=3045</text:a></text:p>
      <text:p text:style-name="P1">https://youtu.be/SqcY0GlETPk?t=445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5-03-23T13:33:14.749000000</dc:date>
    <meta:editing-duration>PT4H14M39S</meta:editing-duration>
    <meta:editing-cycles>9</meta:editing-cycles>
    <meta:document-statistic meta:table-count="0" meta:image-count="0" meta:object-count="0" meta:page-count="1" meta:paragraph-count="26" meta:word-count="71" meta:character-count="631" meta:non-whitespace-character-count="571"/>
  </office:meta>
</office:document-meta>
</file>